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ToBaske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ToBasketAspect.toSAX( RendererAspectContext context , Layout layout , PortalService service , ContentHandler content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ddToBasketAspect.prepareConfiguration( Parameters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ToBasketAspec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